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es" fo:country="ES" officeooo:rsid="00090f03" officeooo:paragraph-rsid="00090f03"/>
    </style:style>
    <style:style style:name="P2" style:family="paragraph" style:parent-style-name="Standard">
      <style:paragraph-properties fo:text-align="center" style:justify-single-word="false"/>
      <style:text-properties fo:language="es" fo:country="ES" officeooo:rsid="00090f03" officeooo:paragraph-rsid="00090f03"/>
    </style:style>
    <style:style style:name="P3" style:family="paragraph" style:parent-style-name="Standard">
      <style:paragraph-properties fo:text-align="start" style:justify-single-word="false"/>
      <style:text-properties fo:language="es" fo:country="ES" officeooo:rsid="00090f03" officeooo:paragraph-rsid="00090f03"/>
    </style:style>
    <style:style style:name="P4" style:family="paragraph" style:parent-style-name="Standard">
      <style:paragraph-properties fo:text-align="start" style:justify-single-word="false"/>
      <style:text-properties fo:language="es" fo:country="ES" officeooo:paragraph-rsid="00090f03"/>
    </style:style>
    <style:style style:name="P5" style:family="paragraph" style:parent-style-name="Standard">
      <style:paragraph-properties fo:text-align="start" style:justify-single-word="false"/>
      <style:text-properties fo:language="es" fo:country="ES" officeooo:rsid="000b4998" officeooo:paragraph-rsid="000ff677"/>
    </style:style>
    <style:style style:name="P6" style:family="paragraph" style:parent-style-name="Standard">
      <style:paragraph-properties fo:text-align="start" style:justify-single-word="false"/>
      <style:text-properties fo:language="es" fo:country="ES" officeooo:rsid="00114ca2" officeooo:paragraph-rsid="00090f03"/>
    </style:style>
    <style:style style:name="P7" style:family="paragraph" style:parent-style-name="Standard">
      <style:paragraph-properties fo:text-align="start" style:justify-single-word="false"/>
      <style:text-properties fo:language="es" fo:country="ES" officeooo:rsid="00114ca2" officeooo:paragraph-rsid="00114ca2"/>
    </style:style>
    <style:style style:name="P8" style:family="paragraph" style:parent-style-name="Standard">
      <style:paragraph-properties fo:text-align="start" style:justify-single-word="false"/>
      <style:text-properties fo:language="es" fo:country="ES" officeooo:rsid="0012623b" officeooo:paragraph-rsid="0012623b"/>
    </style:style>
    <style:style style:name="P9" style:family="paragraph" style:parent-style-name="Standard">
      <style:paragraph-properties fo:text-align="start" style:justify-single-word="false"/>
      <style:text-properties fo:language="es" fo:country="ES" officeooo:rsid="0017fbe8" officeooo:paragraph-rsid="001ccae2"/>
    </style:style>
    <style:style style:name="T1" style:family="text">
      <style:text-properties officeooo:rsid="00090f03"/>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90f03"/>
    </style:style>
    <style:style style:name="T4" style:family="text">
      <style:text-properties officeooo:rsid="000ee895"/>
    </style:style>
    <style:style style:name="T5" style:family="text">
      <style:text-properties officeooo:rsid="0013d040"/>
    </style:style>
    <style:style style:name="T6" style:family="text">
      <style:text-properties officeooo:rsid="001831d3"/>
    </style:style>
    <style:style style:name="T7" style:family="text">
      <style:text-properties officeooo:rsid="001be452"/>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ek Yardas</text:p>
      <text:p text:style-name="P1">SPN 285</text:p>
      <text:p text:style-name="P1">Mirzam Perez</text:p>
      <text:p text:style-name="P2">Tarea para 05/02/2018</text:p>
      <text:p text:style-name="P2"/>
      <text:p text:style-name="P4"><text:span text:style-name="T1">1.  Comentar la función del fragmento en tercera persona omnisciente, teniendo en cuenta la información presentada en clase; ¿qué nos revela de la </text:span><text:span text:style-name="T3">interioridad</text:span><text:span text:style-name="T1"> de María de los Ángeles? ¿cómo podemos </text:span><text:span text:style-name="T3">conectar</text:span><text:span text:style-name="T1"> los aspectos externos con la interioridad de la protagonista? </text:span></text:p>
      <text:p text:style-name="P4"/>
      <text:p text:style-name="P5">No sabemos con certidumbre que la mujer en el fragmento es Maria de los Angeles, pero es fuertemente insinuado en la ubicación (la habitación 7B en el Hotel Alisios) y su deseo para bailar y ser bailarina. <text:span text:style-name="T4">Eso es suficiente para adivinar que sí la mujer es Maria de los Angeles. La información en el fragmento nos revela que Maria de los Angeles no siente nada por Felisberto, o por lo menos no considera su matrimonio ser real, que es evidente en su ligereza con participa en las acciones sexuales con un hombre que no es su esposo. Además, la comparación de ella con “una prostituta cualquiera” nos muestra que ella siente lástima para sus acciones.</text:span></text:p>
      <text:p text:style-name="P4"/>
      <text:p text:style-name="P4"/>
      <text:p text:style-name="P4"/>
      <text:p text:style-name="P4">2.  Considerar la fecha de la última carta de Fabiano a la Madre Martínez y comentar el efecto que tiene en la obra (y en su propia lectura) la presentación diferida de los eventos sucedidos un año atrás. Piense en los temas que se han presentado hasta el momento.</text:p>
      <text:p text:style-name="P4"/>
      <text:p text:style-name="P7">La última carta de Fabiano a la Madre Martínez es Abril 25, 1974. Eso es casi un año después de la carta de Felisberto, y toma en cuenta que el fragmento discutido arriba es inmediatamente después de la carta, es probable que los eventos allí ocurrieron poco después de la carta de Felisberto.</text:p>
      <text:p text:style-name="P8">Los temas:</text:p>
      <text:p text:style-name="P8">- Colonialismo (influencia de los Estados Unidos)</text:p>
      <text:p text:style-name="P8">- </text:p>
      <text:p text:style-name="P6"/>
      <text:p text:style-name="P4"/>
      <text:p text:style-name="P4"/>
      <text:p text:style-name="P4">3.  Teniendo en cuenta la información del párrafo en tercera persona omnisciente y la última carta de Fabiano, <text:span text:style-name="T2">reconstruir</text:span> lo que sucedió en el hotel</text:p>
      <text:p text:style-name="P3"/>
      <text:p text:style-name="P8">María de los Angeles <text:span text:style-name="T5">fuera estaba participando en las acciones sexuales con un hombre. Después de completarlas, ella se levantó y Felisberto entró de repente. Cuando él vio la situación, se puso enfurecido y atacó a María de los Angles, pero el otro hombre trata de protegerla y él rajó el casco de Felisberto por tirarlo al suelo. Felisberto habiá sacado una pitsola y cuando el cayó, lo disparó a María de los Angeles por accidente.</text:span></text:p>
      <text:p text:style-name="P3"/>
      <text:p text:style-name="P3"/>
      <text:p text:style-name="P3"/>
      <text:p text:style-name="P3"/>
      <text:p text:style-name="P3"/>
      <text:p text:style-name="P3"/>
      <text:p text:style-name="P3"/>
      <text:p text:style-name="P3"/>
      <text:p text:style-name="P4"><text:soft-page-break/><text:span text:style-name="T1">4. Escribe una tesis analítica en la que presentes cómo estrategias literarias comunican un mensaje analítico sobre el monólogo final.  Escribe un argumento en el que des  evidencia textual específica y expliques con tus propias palabras cómo tu evidencia textual apoya tu tesis. Escribe de 15 a 20 oraciones completas. Escribir esto a maquina y estar preparado para entregarlo al final de la clase.</text:span></text:p>
      <text:p text:style-name="P4"/>
      <text:p text:style-name="P4"/>
      <text:p text:style-name="P4"/>
      <text:p text:style-name="P4"/>
      <text:p text:style-name="P4"/>
      <text:p text:style-name="P4"/>
      <text:p text:style-name="P9"><text:span text:style-name="T6">La yuxtaposición de l</text:span>as referencias a l<text:span text:style-name="T7">a</text:span>s <text:span text:style-name="T7">obras de teatro con la vida de Maria de los Angeles anda para comunica el sentimiento de que los mujeres no tienen control de sus destinos en la sociedad puertorriqueño. La forma del cuento es una mezcla de cartas, monólogo interior, y narración de tercera persona. Por esa forma narrativa, nosotros descubrimos poco a poco el cuento de la protagonista, Maria de los Angeles. Hay muchas referencias a las obras de teatro en el cuento, específicamente a los bailes. A pesar de la forma narrativa poca ortodoxa, su vida lee como una de estos obras, como si fuera una carácter sin control de su destino. Aunque ella trata de ser diferente y seguir su deseo de ser bailarina, todavía no puede escapar su destino trágico, y esto es un comentario en la estructura de sociedad puertorriqueña para mujeres, en la que hay pocas opciones. El monólogo interior final de María de los Angeles reitera esta mensaje en la repetición de la frase “aguántate.” “Aguántate” es una frase que María de los Angeles dice a si misma en referencia a su relación con Felisberto para motivación, pero también refiere a la única cosa que las mujeres puede ser con respeto a su destino: aguantarl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07:46:26.158272000</meta:creation-date>
    <dc:date>2018-05-02T10:45:49.051269000</dc:date>
    <meta:editing-duration>PT1H46M5S</meta:editing-duration>
    <meta:editing-cycles>29</meta:editing-cycles>
    <meta:generator>LibreOffice/5.2.5.1$MacOSX_X86_64 LibreOffice_project/0312e1a284a7d50ca85a365c316c7abbf20a4d22</meta:generator>
    <meta:document-statistic meta:table-count="0" meta:image-count="0" meta:object-count="0" meta:page-count="2" meta:paragraph-count="15" meta:word-count="653" meta:character-count="3783" meta:non-whitespace-character-count="3138"/>
  </office:meta>
</office:document-meta>
</file>